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000000" draw:fill="none" draw:fill-color="#cccccc" draw:opacity="25%" draw:textarea-horizontal-align="justify" draw:textarea-vertical-align="middle" draw:auto-grow-height="false" draw:shadow-opacity="25%"/>
    </style:style>
    <style:style style:name="gr4" style:family="graphic" style:parent-style-name="standard">
      <style:graphic-properties svg:stroke-color="#000000" draw:fill="solid" draw:fill-color="#dddddd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6" style:family="graphic" style:parent-style-name="standard">
      <style:graphic-properties svg:stroke-color="#000000" draw:fill="solid" draw:fill-color="#cccccc" draw:opacity="100%" draw:textarea-horizontal-align="justify" draw:textarea-vertical-align="middle" draw:auto-grow-height="false" draw:shadow-opacity="100%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06cm" svg:height="7.445cm" draw:transform="skewX (-0.000174532925199431) rotate (0.00994837673636768) translate (0.254cm 0.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7.664cm" svg:height="0.848cm" svg:x="1.143cm" svg:y="4.065cm">
          <draw:text-box>
            <text:p text:style-name="P2"><text:span text:style-name="T1">All valid passwords of length </text:span><text:span text:style-name="T2">n</text:span></text:p>
          </draw:text-box>
        </draw:frame>
        <draw:custom-shape draw:style-name="gr3" draw:text-style-name="P3" draw:layer="layout" svg:width="3.175cm" svg:height="4.064cm" svg:x="10.922cm" svg:y="2.413cm">
          <text:p text:style-name="P1"><text:span text:style-name="T3">passwords of </text:span><text:span text:style-name="T3"><text:line-break/></text:span><text:span text:style-name="T3">length up to </text:span><text:span text:style-name="T3"><text:line-break/></text:span><text:span text:style-name="T4">n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334cm" svg:height="1.778cm" svg:x="11.43cm" svg:y="1.651cm">
          <text:p text:style-name="P1"><text:span text:style-name="T3">pws of letters &amp;</text:span><text:span text:style-name="T3"><text:line-break/></text:span><text:span text:style-name="T3">numbers with</text:span><text:span text:style-name="T3"><text:line-break/></text:span><text:span text:style-name="T3">length up to </text:span><text:span text:style-name="T4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1.558cm" svg:height="2.286cm" svg:x="2.412cm" svg:y="0.889cm">
          <text:p text:style-name="P1"><text:span text:style-name="T5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0.16cm" svg:height="1.778cm" svg:x="2.921cm" svg:y="1.27cm">
          <text:p text:style-name="P1"><text:span text:style-name="T3">English words of length up to </text:span><text:span text:style-name="T4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12.319cm" svg:height="0.729cm" svg:x="2.159cm" svg:y="0.635cm">
          <draw:text-box>
            <text:p text:style-name="P1"><text:span text:style-name="T3">English words of length up to </text:span><text:span text:style-name="T4">n </text:span><text:span text:style-name="T5">prepended with 2 digits</text:span></text:p>
          </draw:text-box>
        </draw:frame>
        <draw:custom-shape draw:style-name="gr6" draw:text-style-name="P3" draw:layer="layout" svg:width="10.16cm" svg:height="2.544cm" draw:transform="skewX (-7.20287516072164E-017) rotate (0.523598775598299) translate (4.026cm 5.461cm)">
          <text:p text:style-name="P1"><text:span text:style-name="T3">Previously cracked password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288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4T05:26:01.896306555</meta:creation-date>
    <dc:date>2018-02-04T05:45:31.595091725</dc:date>
    <meta:editing-duration>P0D</meta:editing-duration>
    <meta:editing-cycles>1</meta:editing-cycles>
    <meta:generator>LibreOffice/4.2.8.2$Linux_X86_64 LibreOffice_project/420m0$Build-2</meta:generator>
    <meta:document-statistic meta:object-count="8"/>
  </office:meta>
</office:document-meta>
</file>